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2510000012CCCD5951B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3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4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7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8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9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0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1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fo:wrap-option="wrap" draw:shadow-opacity="0%"/>
    </style:style>
    <style:style style:name="gr12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3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4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15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fo:wrap-option="wrap" draw:shadow-opacity="0%"/>
    </style:style>
    <style:style style:name="gr16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7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fo:wrap-option="wrap" draw:shadow-opacity="0%"/>
    </style:style>
    <style:style style:name="gr18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9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fo:wrap-option="wrap" draw:shadow-opacity="0%"/>
    </style:style>
    <style:style style:name="gr20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21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22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fo:wrap-option="wrap" draw:shadow-opacity="0%"/>
    </style:style>
    <style:style style:name="gr23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24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25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fo:wrap-option="wrap" draw:shadow-opacity="0%"/>
    </style:style>
    <style:style style:name="gr26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27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28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fo:wrap-option="wrap" draw:shadow-opacity="0%"/>
    </style:style>
    <style:style style:name="gr29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30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31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fo:wrap-option="wrap" draw:shadow-opacity="0%"/>
    </style:style>
    <style:style style:name="gr32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33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34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fo:wrap-option="wrap" draw:shadow-opacity="0%"/>
    </style:style>
    <style:style style:name="gr35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36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37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38" style:family="graphic" style:parent-style-name="standard">
      <style:graphic-properties svg:stroke-width="0.05cm" svg:stroke-color="#000000" draw:marker-start-width="0.28cm" draw:marker-end="Arrow" draw:marker-end-width="0.46cm" draw:textarea-vertical-align="middle" fo:padding-top="0.15cm" fo:padding-bottom="0.15cm" fo:padding-left="0.275cm" fo:padding-right="0.275cm"/>
    </style:style>
    <style:style style:name="gr39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40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113cm"/>
    </style:style>
    <style:style style:name="gr42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43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44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45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</style:style>
    <style:style style:name="gr47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48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49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50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51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52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53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54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56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57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58" style:family="graphic" style:parent-style-name="standard" style:list-style-name="L2">
      <style:graphic-properties svg:stroke-width="0.1cm" svg:stroke-color="#000000" draw:marker-start-width="0.35cm" draw:marker-end-width="0.35cm" svg:stroke-opacity="75%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pr1" style:family="presentation" style:parent-style-name="Per_20_defecte-title">
      <style:graphic-properties draw:auto-grow-height="true" fo:min-height="3.506cm"/>
    </style:style>
    <style:style style:name="pr2" style:family="presentation" style:parent-style-name="Per_20_defecte-notes">
      <style:graphic-properties draw:fill-color="#ffffff" draw:auto-grow-height="true" fo:min-height="13.364cm"/>
    </style:style>
    <style:style style:name="P1" style:family="paragraph">
      <style:text-properties fo:font-family="Ubuntu" style:font-pitch="variable" fo:font-size="60pt" fo:letter-spacing="1.058cm" style:text-underline-style="solid" style:text-underline-width="bold" style:text-underline-color="font-color" fo:font-weight="bold" style:letter-kerning="false" style:font-size-asian="60pt" style:font-weight-asian="bold" style:font-size-complex="60pt" style:font-weight-complex="bold"/>
    </style:style>
    <style:style style:name="P2" style:family="paragraph">
      <style:paragraph-properties fo:text-align="center"/>
      <style:text-properties style:use-window-font-color="true" style:text-outline="true" fo:font-family="Ubuntu" style:font-pitch="variable" fo:font-size="26pt" fo:letter-spacing="0.353cm" fo:text-shadow="1pt 1pt" fo:font-weight="bold" style:letter-kerning="false" style:font-size-asian="26pt" style:font-weight-asian="bold" style:font-size-complex="26pt" style:font-weight-complex="bold"/>
    </style:style>
    <style:style style:name="P3" style:family="paragraph">
      <style:paragraph-properties fo:text-align="center"/>
      <style:text-properties style:use-window-font-color="true" style:text-outline="true" fo:font-family="Ubuntu" style:font-pitch="variable" fo:font-size="26pt" fo:letter-spacing="0.353cm" fo:text-shadow="1pt 1pt" fo:font-weight="bold" style:letter-kerning="false" style:font-family-asian="'WenQuanYi Micro Hei'" style:font-family-generic-asian="system" style:font-pitch-asian="variable" style:font-size-asian="26pt" style:font-weight-asian="bold" style:font-family-complex="'Lohit Hindi'" style:font-family-generic-complex="system" style:font-pitch-complex="variable" style:font-size-complex="26pt" style:font-weight-complex="bold"/>
    </style:style>
    <style:style style:name="P4" style:family="paragraph">
      <style:paragraph-properties fo:text-align="center"/>
      <style:text-properties fo:color="#000000" fo:font-size="18pt" style:font-size-asian="18pt" style:font-size-complex="18pt"/>
    </style:style>
    <style:style style:name="P5" style:family="paragraph">
      <style:text-properties style:text-outline="true" fo:font-family="Ubuntu" style:font-pitch="variable" fo:font-weight="bold" style:font-weight-asian="bold" style:font-weight-complex="bold"/>
    </style:style>
    <style:style style:name="P6" style:family="paragraph">
      <style:text-properties fo:color="#000000" style:text-outline="true" fo:font-family="Ubuntu" style:font-pitch="variable"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start"/>
      <style:text-properties style:use-window-font-color="true" style:text-outline="true" fo:font-family="Ubuntu" style:font-pitch="variable" fo:font-size="26pt" fo:letter-spacing="0.353cm" fo:text-shadow="1pt 1pt" fo:font-weight="bold" style:letter-kerning="false" style:font-family-asian="'WenQuanYi Micro Hei'" style:font-family-generic-asian="system" style:font-pitch-asian="variable" style:font-size-asian="26pt" style:font-weight-asian="bold" style:font-family-complex="'Lohit Hindi'" style:font-family-generic-complex="system" style:font-pitch-complex="variable" style:font-size-complex="26pt" style:font-weight-complex="bold"/>
    </style:style>
    <style:style style:name="P8" style:family="paragraph">
      <style:text-properties style:text-outline="true" fo:font-family="Ubuntu" style:font-pitch="variable" fo:font-size="18pt" fo:font-weight="bold" style:font-weight-asian="bold" style:font-weight-complex="bold"/>
    </style:style>
    <style:style style:name="P9" style:family="paragraph">
      <style:text-properties fo:font-size="20pt"/>
    </style:style>
    <style:style style:name="T1" style:family="text">
      <style:text-properties style:text-outline="true" fo:font-family="Ubuntu" style:font-pitch="variable" fo:font-size="60pt" fo:letter-spacing="1.058cm" style:text-underline-style="solid" style:text-underline-width="bold" style:text-underline-color="font-color" fo:font-weight="bold" style:letter-kerning="false" style:font-size-asian="60pt" style:font-weight-asian="bold" style:font-size-complex="60pt" style:font-weight-complex="bold"/>
    </style:style>
    <style:style style:name="T2" style:family="text">
      <style:text-properties fo:font-family="Ubuntu" style:font-pitch="variable" fo:font-size="60pt" fo:letter-spacing="1.058cm" style:text-underline-style="none" fo:font-weight="bold" style:letter-kerning="false" style:font-size-asian="60pt" style:font-weight-asian="bold" style:font-size-complex="60pt" style:font-weight-complex="bold"/>
    </style:style>
    <style:style style:name="T3" style:family="text">
      <style:text-properties style:text-outline="true" fo:font-family="Ubuntu" style:font-pitch="variable" fo:font-size="80pt" fo:letter-spacing="1.058cm" fo:text-shadow="1pt 1pt" style:text-underline-style="none" fo:font-weight="bold" style:letter-kerning="false" style:font-size-asian="80pt" style:font-weight-asian="bold" style:font-size-complex="80pt" style:font-weight-complex="bold" style:font-relief="none"/>
    </style:style>
    <style:style style:name="T4" style:family="text">
      <style:text-properties style:use-window-font-color="true" style:text-outline="true" fo:font-family="Ubuntu" style:font-pitch="variable" fo:font-size="26pt" fo:letter-spacing="0.353cm" fo:text-shadow="1pt 1pt" fo:font-weight="bold" style:letter-kerning="false" style:font-size-asian="26pt" style:font-weight-asian="bold" style:font-size-complex="26pt" style:font-weight-complex="bold"/>
    </style:style>
    <style:style style:name="T5" style:family="text">
      <style:text-properties style:text-outline="true" fo:font-family="Ubuntu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5.199cm" svg:height="16.627cm" svg:x="0.801cm" svg:y="0.761cm" presentation:class="title" presentation:user-transformed="true">
          <draw:text-box>
            <text:p text:style-name="P1"><text:span text:style-name="T1">TEMA 1</text:span><text:span text:style-name="T1"><text:line-break/></text:span><text:span text:style-name="T2"><text:line-break/></text:span><text:span text:style-name="T2"><text:line-break/></text:span><text:span text:style-name="T3">L'ÉSSER</text:span><text:span text:style-name="T3"><text:line-break/></text:span><text:span text:style-name="T3"><text:line-break/></text:span><text:span text:style-name="T3">HUMÀ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1T0">
        <draw:custom-shape draw:style-name="gr2" draw:text-style-name="P2" xml:id="id3" draw:id="id3" draw:layer="layout" svg:width="11.6cm" svg:height="2.2cm" svg:x="7.6cm" svg:y="2cm">
          <text:p text:style-name="P2"><text:span text:style-name="T4">L'ÉSSER HUMÀ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11.6cm" svg:height="2.2cm" svg:x="7.6cm" svg:y="6.4cm">
          <text:p text:style-name="P3">ÉSSER VIU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1.2cm" svg:height="2.2cm" svg:x="2.8cm" svg:y="16.4cm">
          <text:p text:style-name="P3">RESULTAT DE L'EVOLUCIÓ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3.4cm" svg:y1="8.6cm" svg:x2="13.4cm" svg:y2="11cm" draw:start-shape="id1" draw:start-glue-point="2" draw:end-shape="id2" draw:end-glue-point="0" svg:d="m13400 8600v2400">
          <text:p/>
        </draw:connector>
        <draw:connector draw:style-name="gr4" draw:text-style-name="P4" draw:layer="layout" draw:type="line" svg:x1="13.4cm" svg:y1="4.2cm" svg:x2="13.4cm" svg:y2="6.4cm" draw:start-shape="id3" draw:start-glue-point="2" draw:end-shape="id1" svg:d="m13400 4200v2200">
          <text:p/>
        </draw:connector>
        <draw:frame draw:style-name="gr5" draw:text-style-name="P6" draw:layer="layout" svg:width="3.8cm" svg:height="0.963cm" svg:x="13.6cm" svg:y="5cm">
          <draw:text-box>
            <text:p text:style-name="P5"><text:span text:style-name="T5">és un</text:span></text:p>
          </draw:text-box>
        </draw:frame>
        <draw:custom-shape draw:style-name="gr6" draw:text-style-name="P3" xml:id="id2" draw:id="id2" draw:layer="layout" svg:width="15.6cm" svg:height="3cm" svg:x="5.6cm" svg:y="11cm">
          <text:p text:style-name="P3">TOTES LES SEVES </text:p>
          <text:p text:style-name="P3">CARACTERÍSTIQUES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8cm" svg:height="0.963cm" svg:x="13.6cm" svg:y="9.237cm">
          <draw:text-box>
            <text:p text:style-name="P5"><text:span text:style-name="T5">i per tant</text:span></text:p>
          </draw:text-box>
        </draw:frame>
        <draw:connector draw:style-name="gr4" draw:text-style-name="P4" draw:layer="layout" draw:type="line" svg:x1="13.4cm" svg:y1="14cm" svg:x2="13.4cm" svg:y2="16.4cm" draw:start-shape="id2" draw:start-glue-point="2" draw:end-shape="id4" draw:end-glue-point="0" svg:d="m13400 14000v2400">
          <text:p/>
        </draw:connector>
        <draw:frame draw:style-name="gr5" draw:text-style-name="P6" draw:layer="layout" svg:width="3.8cm" svg:height="0.963cm" svg:x="13.6cm" svg:y="14.637cm">
          <draw:text-box>
            <text:p text:style-name="P5"><text:span text:style-name="T5">só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1T0">
        <draw:custom-shape draw:style-name="gr2" draw:text-style-name="P2" xml:id="id7" draw:id="id7" draw:layer="layout" svg:width="22cm" svg:height="2.4cm" svg:x="2.4cm" svg:y="2cm">
          <text:p text:style-name="P2"><text:span text:style-name="T4">L'ÉVOLUCIÓ ÉS UN FENOMEN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20.4cm" svg:height="2.6cm" svg:x="3.2cm" svg:y="6.2cm">
          <text:p text:style-name="P3">LA TEORIA DE L'EVOLUCIÓ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21.2cm" svg:height="2.2cm" svg:x="2.8cm" svg:y="16.4cm">
          <text:p text:style-name="P3">DURANT EL SEGLE XX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3.4cm" svg:y1="8.8cm" svg:x2="13.4cm" svg:y2="11cm" draw:start-shape="id5" draw:start-glue-point="2" draw:end-shape="id6" draw:end-glue-point="0" svg:d="m13400 8800v2200">
          <text:p/>
        </draw:connector>
        <draw:connector draw:style-name="gr4" draw:text-style-name="P4" draw:layer="layout" draw:type="line" svg:x1="13.4cm" svg:y1="4.4cm" svg:x2="13.4cm" svg:y2="6.2cm" draw:start-shape="id7" draw:start-glue-point="2" draw:end-shape="id5" svg:d="m13400 4400v1800">
          <text:p/>
        </draw:connector>
        <draw:frame draw:style-name="gr5" draw:text-style-name="P6" draw:layer="layout" svg:width="5.6cm" svg:height="0.963cm" svg:x="13.6cm" svg:y="5cm">
          <draw:text-box>
            <text:p text:style-name="P5"><text:span text:style-name="T5">explicat per</text:span></text:p>
          </draw:text-box>
        </draw:frame>
        <draw:custom-shape draw:style-name="gr8" draw:text-style-name="P3" xml:id="id6" draw:id="id6" draw:layer="layout" svg:width="15.6cm" svg:height="2.4cm" svg:x="5.6cm" svg:y="11cm">
          <text:p text:style-name="P3">CHARLES DARWIN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2cm" svg:height="0.963cm" svg:x="13.6cm" svg:y="9.237cm">
          <draw:text-box>
            <text:p text:style-name="P5"><text:span text:style-name="T5">formulada per primera vegada per</text:span></text:p>
          </draw:text-box>
        </draw:frame>
        <draw:connector draw:style-name="gr4" draw:text-style-name="P4" draw:layer="layout" draw:type="line" svg:x1="13.4cm" svg:y1="13.4cm" svg:x2="13.4cm" svg:y2="16.4cm" draw:start-shape="id6" draw:start-glue-point="2" draw:end-shape="id8" draw:end-glue-point="0" svg:d="m13400 13400v3000">
          <text:p/>
        </draw:connector>
        <draw:frame draw:style-name="gr5" draw:text-style-name="P6" draw:layer="layout" svg:width="7.8cm" svg:height="0.963cm" svg:x="13.6cm" svg:y="14.637cm">
          <draw:text-box>
            <text:p text:style-name="P5"><text:span text:style-name="T5">ampliada i completa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1T0">
        <draw:custom-shape draw:style-name="gr9" draw:text-style-name="P3" xml:id="id9" draw:id="id9" draw:layer="layout" svg:width="20.4cm" svg:height="2.6cm" svg:x="3.2cm" svg:y="3.4cm">
          <text:p text:style-name="P3">LA TEORIA DE L'EVOLUCIÓ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21.2cm" svg:height="2.2cm" svg:x="2.8cm" svg:y="15.4cm">
          <text:p text:style-name="P3">NEODARWINISME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3.4cm" svg:y1="6cm" svg:x2="13.4cm" svg:y2="9.8cm" draw:start-shape="id9" draw:start-glue-point="2" draw:end-shape="id10" draw:end-glue-point="0" svg:d="m13400 6000v3800">
          <text:p/>
        </draw:connector>
        <draw:custom-shape draw:style-name="gr10" draw:text-style-name="P3" xml:id="id10" draw:id="id10" draw:layer="layout" svg:width="15.6cm" svg:height="2.4cm" svg:x="5.6cm" svg:y="9.8cm">
          <text:p text:style-name="P3">DARWINISME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2cm" svg:height="0.963cm" svg:x="13.6cm" svg:y="7.237cm">
          <draw:text-box>
            <text:p text:style-name="P5"><text:span text:style-name="T5">també rep els noms de</text:span></text:p>
          </draw:text-box>
        </draw:frame>
        <draw:connector draw:style-name="gr4" draw:text-style-name="P4" draw:layer="layout" draw:type="line" svg:x1="13.4cm" svg:y1="12.2cm" svg:x2="13.4cm" svg:y2="15.4cm" draw:start-shape="id10" draw:start-glue-point="2" draw:end-shape="id11" draw:end-glue-point="0" svg:d="m13400 12200v3200">
          <text:p/>
        </draw:connector>
        <draw:frame draw:style-name="gr5" draw:text-style-name="P6" draw:layer="layout" svg:width="7.8cm" svg:height="0.963cm" svg:x="13.8cm" svg:y="13.4cm">
          <draw:text-box>
            <text:p text:style-name="P5"><text:span text:style-name="T5">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1T0">
        <draw:custom-shape draw:style-name="gr11" draw:text-style-name="P7" xml:id="id12" draw:id="id12" draw:layer="layout" svg:width="21.6cm" svg:height="1.6cm" svg:x="3.2cm" svg:y="0.8cm">
          <text:p text:style-name="P7">LA TEORIA DE L'EVOLUCIÓ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15" draw:id="id15" draw:layer="layout" svg:width="17.6cm" svg:height="2.2cm" svg:x="5.2cm" svg:y="16.2cm">
          <text:p text:style-name="P3">SELECCIÓ NATURAL</text:p>
          <draw:enhanced-geometry svg:viewBox="0 0 21600 21600" draw:type="rectangle" draw:enhanced-path="M 0 0 L 21600 0 21600 21600 0 21600 0 0 Z N"/>
        </draw:custom-shape>
        <draw:custom-shape draw:style-name="gr12" draw:text-style-name="P3" xml:id="id13" draw:id="id13" draw:layer="layout" svg:width="12cm" svg:height="7cm" svg:x="1cm" svg:y="7.6cm">
          <text:p text:style-name="P3">UNA FONT</text:p>
          <text:p text:style-name="P3">DE</text:p>
          <text:p text:style-name="P3"><text:s/>VARIABILITAT</text:p>
          <text:p text:style-name="P3"><text:s/>EN UNA</text:p>
          <text:p text:style-name="P3">POBLACIÓ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2cm" svg:height="0.963cm" svg:x="14cm" svg:y="3.237cm">
          <draw:text-box>
            <text:p text:style-name="P5"><text:span text:style-name="T5">postula tres principis</text:span></text:p>
          </draw:text-box>
        </draw:frame>
        <draw:custom-shape draw:style-name="gr13" draw:text-style-name="P3" xml:id="id14" draw:id="id14" draw:layer="layout" svg:width="11.2cm" svg:height="5.6cm" svg:x="15.4cm" svg:y="7.6cm">
          <text:p text:style-name="P3">LA</text:p>
          <text:p text:style-name="P3">TRANSMISSIÓ</text:p>
          <text:p text:style-name="P3">DE</text:p>
          <text:p text:style-name="P3">L'HERÈNCIA</text:p>
          <text:p text:style-name="P3">GENÈTICA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svg:x1="14cm" svg:y1="2.4cm" svg:x2="7cm" svg:y2="7.6cm" draw:start-shape="id12" draw:start-glue-point="2" draw:end-shape="id13" svg:d="m14000 2400v2600h-7000v2600">
          <text:p/>
        </draw:connector>
        <draw:connector draw:style-name="gr14" draw:text-style-name="P4" draw:layer="layout" svg:x1="14cm" svg:y1="2.4cm" svg:x2="21cm" svg:y2="7.6cm" draw:start-shape="id12" draw:start-glue-point="2" draw:end-shape="id14" svg:d="m14000 2400v2600h7000v2600">
          <text:p/>
        </draw:connector>
        <draw:connector draw:style-name="gr4" draw:text-style-name="P4" draw:layer="layout" draw:type="line" svg:x1="14cm" svg:y1="2.4cm" svg:x2="14cm" svg:y2="16.2cm" draw:start-shape="id12" draw:start-glue-point="2" draw:end-shape="id15" svg:d="m14000 2400v13800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1T0">
        <office:forms form:automatic-focus="false" form:apply-design-mode="false"/>
        <draw:custom-shape draw:style-name="gr15" draw:text-style-name="P7" xml:id="id16" draw:id="id16" draw:layer="layout" svg:width="16.6cm" svg:height="1.6cm" svg:x="4.8cm" svg:y="2.901cm">
          <text:p text:style-name="P7">EL PROCÉS EVOLUTIU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" draw:text-style-name="P3" xml:id="id17" draw:id="id17" draw:layer="layout" svg:width="22.6cm" svg:height="6cm" svg:x="1.8cm" svg:y="7cm">
          <text:p text:style-name="P3">EL DARRER AVANTPASSAT</text:p>
          <text:p text:style-name="P3">COMÚ <text:s/>ENTRE HUMANS,</text:p>
          <text:p text:style-name="P3"><text:s/>XIMPANZÉS I BONOBOS</text:p>
          <text:p text:style-name="P3"><text:s/>I L'APARICIÓ DE </text:p>
          <text:p text:style-name="P3">LA NOSTRA ESPÈCI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2cm" svg:height="0.963cm" svg:x="13.2cm" svg:y="5.237cm">
          <draw:text-box>
            <text:p text:style-name="P5"><text:span text:style-name="T5">comprès entre</text:span></text:p>
          </draw:text-box>
        </draw:frame>
        <draw:custom-shape draw:style-name="gr17" draw:text-style-name="P7" xml:id="id18" draw:id="id18" draw:layer="layout" svg:width="21.8cm" svg:height="1.6cm" svg:x="2.2cm" svg:y="16.6cm">
          <text:p text:style-name="P7">PROCÉS D'HOMINITZACIÓ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4" draw:layer="layout" draw:type="line" svg:x1="13.1cm" svg:y1="4.501cm" svg:x2="13.1cm" svg:y2="7cm" draw:start-shape="id16" draw:start-glue-point="2" draw:end-shape="id17" draw:end-glue-point="0" svg:d="m13100 4501v2499">
          <text:p/>
        </draw:connector>
        <draw:connector draw:style-name="gr4" draw:text-style-name="P4" draw:layer="layout" draw:type="line" svg:x1="13.1cm" svg:y1="13cm" svg:x2="13.1cm" svg:y2="16.6cm" draw:start-shape="id17" draw:start-glue-point="2" draw:end-shape="id18" draw:end-glue-point="0" svg:d="m13100 13000v3600">
          <text:p/>
        </draw:connector>
        <draw:frame draw:style-name="gr5" draw:text-style-name="P6" draw:layer="layout" svg:width="12cm" svg:height="0.963cm" svg:x="13.2cm" svg:y="14.4cm">
          <draw:text-box>
            <text:p text:style-name="P5"><text:span text:style-name="T5">s'anome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1T0">
        <office:forms form:automatic-focus="false" form:apply-design-mode="false"/>
        <draw:custom-shape draw:style-name="gr18" draw:text-style-name="P3" xml:id="id20" draw:id="id20" draw:layer="layout" svg:width="23.6cm" svg:height="2.2cm" svg:x="0.8cm" svg:y="11cm">
          <text:p text:style-name="P3">GÈNERE AUSTRALOPITEC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xml:id="id19" draw:id="id19" draw:layer="layout" svg:width="15.2cm" svg:height="4.2cm" svg:x="5cm" svg:y="2.4cm">
          <text:p text:style-name="P3">LA PRIMERA FASE DEL PROCÉS D'HOMINITZACIÓ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0" draw:text-style-name="P3" xml:id="id21" draw:id="id21" draw:layer="layout" svg:width="16cm" svg:height="2.2cm" svg:x="4.6cm" svg:y="16.8cm">
          <text:p text:style-name="P3">LA MARXA BÍPED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8.6cm" svg:height="0.963cm" svg:x="13cm" svg:y="8.2cm">
          <draw:text-box>
            <text:p text:style-name="P5"><text:span text:style-name="T5">correspon a l'aparició del</text:span></text:p>
          </draw:text-box>
        </draw:frame>
        <draw:frame draw:style-name="gr5" draw:text-style-name="P6" draw:layer="layout" svg:width="8.6cm" svg:height="1.675cm" svg:x="12.8cm" svg:y="14.325cm">
          <draw:text-box>
            <text:p text:style-name="P5"><text:span text:style-name="T5">la principal adquisició evolutiva del qual va ser</text:span></text:p>
          </draw:text-box>
        </draw:frame>
        <draw:connector draw:style-name="gr4" draw:text-style-name="P4" draw:layer="layout" draw:type="line" svg:x1="12.6cm" svg:y1="6.6cm" svg:x2="12.6cm" svg:y2="11cm" draw:start-shape="id19" draw:start-glue-point="2" draw:end-shape="id20" svg:d="m12600 6600v4400">
          <text:p/>
        </draw:connector>
        <draw:connector draw:style-name="gr4" draw:text-style-name="P4" draw:layer="layout" draw:type="line" svg:x1="12.6cm" svg:y1="13.2cm" svg:x2="12.6cm" svg:y2="16.8cm" draw:start-shape="id20" draw:end-shape="id21" svg:d="m12600 13200v3600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1T0">
        <office:forms form:automatic-focus="false" form:apply-design-mode="false"/>
        <draw:custom-shape draw:style-name="gr21" draw:text-style-name="P3" xml:id="id23" draw:id="id23" draw:layer="layout" svg:width="23.6cm" svg:height="4cm" svg:x="0.8cm" svg:y="9.2cm">
          <text:p text:style-name="P3">L'ADAPTACIÓ A UN NOU</text:p>
          <text:p text:style-name="P3">ENTORN DE BOSCOS</text:p>
          <text:p text:style-name="P3"><text:s/>POC ESPESS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xml:id="id22" draw:id="id22" draw:layer="layout" svg:width="15.2cm" svg:height="4.2cm" svg:x="5cm" svg:y="2.4cm">
          <text:p text:style-name="P3">L'ADQUISICIÓ DEL BIPEDISME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3" xml:id="id24" draw:id="id24" draw:layer="layout" svg:width="16cm" svg:height="2.8cm" svg:x="4.6cm" svg:y="16cm">
          <text:p text:style-name="P3">CANVIS CLIMÀTICS</text:p>
          <text:p text:style-name="P3">A L'EST D'ÀFRIC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8.6cm" svg:height="0.963cm" svg:x="12.6cm" svg:y="7.437cm">
          <draw:text-box>
            <text:p text:style-name="P5"><text:span text:style-name="T5">és el resultat de</text:span></text:p>
          </draw:text-box>
        </draw:frame>
        <draw:frame draw:style-name="gr5" draw:text-style-name="P6" draw:layer="layout" svg:width="8.6cm" svg:height="0.963cm" svg:x="12.8cm" svg:y="14.325cm">
          <draw:text-box>
            <text:p text:style-name="P5"><text:span text:style-name="T5">degut als</text:span></text:p>
          </draw:text-box>
        </draw:frame>
        <draw:connector draw:style-name="gr4" draw:text-style-name="P4" draw:layer="layout" draw:type="line" svg:x1="12.6cm" svg:y1="6.6cm" svg:x2="12.6cm" svg:y2="9.2cm" draw:start-shape="id22" draw:start-glue-point="2" draw:end-shape="id23" svg:d="m12600 6600v2600">
          <text:p/>
        </draw:connector>
        <draw:connector draw:style-name="gr4" draw:text-style-name="P4" draw:layer="layout" draw:type="line" svg:x1="12.6cm" svg:y1="13.2cm" svg:x2="12.6cm" svg:y2="16cm" draw:start-shape="id23" draw:end-shape="id24" svg:d="m12600 13200v2800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1T0">
        <office:forms form:automatic-focus="false" form:apply-design-mode="false"/>
        <draw:custom-shape draw:style-name="gr24" draw:text-style-name="P3" xml:id="id26" draw:id="id26" draw:layer="layout" svg:width="13.8cm" svg:height="4cm" svg:x="0.6cm" svg:y="14cm">
          <text:p text:style-name="P3">LES</text:p>
          <text:p text:style-name="P3">COMPLICACIONS</text:p>
          <text:p text:style-name="P3"><text:s/>EN EL P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xml:id="id25" draw:id="id25" draw:layer="layout" svg:width="15.2cm" svg:height="4.2cm" svg:x="5.8cm" svg:y="3cm">
          <text:p text:style-name="P3">LES CONSEQÜÈNCIES DEL BIPEDISME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3" xml:id="id27" draw:id="id27" draw:layer="layout" svg:width="10.2cm" svg:height="2.8cm" svg:x="16.4cm" svg:y="14cm">
          <text:p text:style-name="P3">LA PINÇA</text:p>
          <text:p text:style-name="P3">DE PRECISIÓ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8.6cm" svg:height="0.963cm" svg:x="14cm" svg:y="8.6cm">
          <draw:text-box>
            <text:p text:style-name="P5"><text:span text:style-name="T5">seran</text:span></text:p>
          </draw:text-box>
        </draw:frame>
        <draw:connector draw:style-name="gr14" draw:text-style-name="P4" draw:layer="layout" svg:x1="13.4cm" svg:y1="7.2cm" svg:x2="7.5cm" svg:y2="14cm" draw:start-shape="id25" draw:end-shape="id26" draw:end-glue-point="0" svg:d="m13400 7200v3400h-5900v3400">
          <text:p/>
        </draw:connector>
        <draw:connector draw:style-name="gr14" draw:text-style-name="P4" draw:layer="layout" svg:x1="13.4cm" svg:y1="7.2cm" svg:x2="21.5cm" svg:y2="14cm" draw:start-shape="id25" draw:start-glue-point="2" draw:end-shape="id27" svg:d="m13400 7200v3400h8100v3400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1T0">
        <office:forms form:automatic-focus="false" form:apply-design-mode="false"/>
        <draw:custom-shape draw:style-name="gr27" draw:text-style-name="P3" xml:id="id29" draw:id="id29" draw:layer="layout" svg:width="14cm" svg:height="2.2cm" svg:x="5.8cm" svg:y="10cm">
          <text:p text:style-name="P3">GÈNERE HOMO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xml:id="id28" draw:id="id28" draw:layer="layout" svg:width="15.6cm" svg:height="4.2cm" svg:x="5cm" svg:y="2.4cm">
          <text:p text:style-name="P3">LA SEGONA FASE DEL PROCÉS D'HOMINITZACIÓ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9" draw:text-style-name="P3" xml:id="id30" draw:id="id30" draw:layer="layout" svg:width="16cm" svg:height="3.6cm" svg:x="4.8cm" svg:y="15.8cm">
          <text:p text:style-name="P3">L'AUGMENT</text:p>
          <text:p text:style-name="P3">DEL COEFICIENT</text:p>
          <text:p text:style-name="P3">DE CEFALITZACIÓ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8.6cm" svg:height="0.963cm" svg:x="12.8cm" svg:y="7.837cm">
          <draw:text-box>
            <text:p text:style-name="P8"><text:span text:style-name="T5">correspon a l'aparició del</text:span></text:p>
          </draw:text-box>
        </draw:frame>
        <draw:frame draw:style-name="gr5" draw:text-style-name="P6" draw:layer="layout" svg:width="8.6cm" svg:height="1.675cm" svg:x="13.6cm" svg:y="13.4cm">
          <draw:text-box>
            <text:p text:style-name="P8"><text:span text:style-name="T5">la principal adquisició evolutiva del qual va ser</text:span></text:p>
          </draw:text-box>
        </draw:frame>
        <draw:connector draw:style-name="gr4" draw:text-style-name="P4" draw:layer="layout" draw:type="line" svg:x1="12.8cm" svg:y1="6.6cm" svg:x2="12.8cm" svg:y2="10cm" draw:start-shape="id28" draw:start-glue-point="2" draw:end-shape="id29" svg:d="m12800 6600v3400">
          <text:p/>
        </draw:connector>
        <draw:connector draw:style-name="gr4" draw:text-style-name="P4" draw:layer="layout" draw:type="line" svg:x1="12.8cm" svg:y1="12.2cm" svg:x2="12.8cm" svg:y2="15.8cm" draw:start-shape="id29" draw:end-shape="id30" svg:d="m12800 12200v3600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1T0">
        <office:forms form:automatic-focus="false" form:apply-design-mode="false"/>
        <draw:custom-shape draw:style-name="gr30" draw:text-style-name="P3" xml:id="id32" draw:id="id32" draw:layer="layout" svg:width="23.6cm" svg:height="4cm" svg:x="0.8cm" svg:y="9.2cm">
          <text:p text:style-name="P3">L'ADAPTACIÓ A UN NOU</text:p>
          <text:p text:style-name="P3">ENTORN DE SABAN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xml:id="id31" draw:id="id31" draw:layer="layout" svg:width="15.2cm" svg:height="4.2cm" svg:x="5cm" svg:y="2.4cm">
          <text:p text:style-name="P3">L'AUGMENT DEL COEFICIENT DE</text:p>
          <text:p text:style-name="P3">CEFALITZACIÓ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2" draw:text-style-name="P3" xml:id="id33" draw:id="id33" draw:layer="layout" svg:width="16cm" svg:height="2.8cm" svg:x="4.6cm" svg:y="16cm">
          <text:p text:style-name="P3">CANVIS CLIMÀTICS</text:p>
          <text:p text:style-name="P3">A L'EST D'ÀFRIC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8.6cm" svg:height="0.963cm" svg:x="12.6cm" svg:y="7.437cm">
          <draw:text-box>
            <text:p text:style-name="P8"><text:span text:style-name="T5">és el resultat de</text:span></text:p>
          </draw:text-box>
        </draw:frame>
        <draw:frame draw:style-name="gr5" draw:text-style-name="P6" draw:layer="layout" svg:width="8.6cm" svg:height="0.963cm" svg:x="12.8cm" svg:y="14.325cm">
          <draw:text-box>
            <text:p text:style-name="P8"><text:span text:style-name="T5">degut als</text:span></text:p>
          </draw:text-box>
        </draw:frame>
        <draw:connector draw:style-name="gr4" draw:text-style-name="P4" draw:layer="layout" draw:type="line" svg:x1="12.6cm" svg:y1="6.6cm" svg:x2="12.6cm" svg:y2="9.2cm" draw:start-shape="id31" draw:start-glue-point="2" draw:end-shape="id32" svg:d="m12600 6600v2600">
          <text:p/>
        </draw:connector>
        <draw:connector draw:style-name="gr4" draw:text-style-name="P4" draw:layer="layout" draw:type="line" svg:x1="12.6cm" svg:y1="13.2cm" svg:x2="12.6cm" svg:y2="16cm" draw:start-shape="id32" draw:end-shape="id33" svg:d="m12600 13200v2800">
          <text:p/>
        </draw:connecto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1T0">
        <office:forms form:automatic-focus="false" form:apply-design-mode="false"/>
        <draw:custom-shape draw:style-name="gr33" draw:text-style-name="P3" xml:id="id35" draw:id="id35" draw:layer="layout" svg:width="17.2cm" svg:height="2.2cm" svg:x="9cm" svg:y="7.2cm">
          <text:p text:style-name="P3">L'AUGMENT DE</text:p>
          <text:p text:style-name="P3"><text:s/>LA INTEL·LIGÈNCI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xml:id="id34" draw:id="id34" draw:layer="layout" svg:width="26cm" svg:height="4cm" svg:x="1cm" svg:y="1.4cm">
          <text:p text:style-name="P3">LES CONSEQÜÈNCIES DE L'AUGMENT DEL COEFICIENT DE CEFALITZACIÓ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5" draw:text-style-name="P3" xml:id="id36" draw:id="id36" draw:layer="layout" svg:width="17.2cm" svg:height="2.8cm" svg:x="9cm" svg:y="10cm">
          <text:p text:style-name="P3">L'AUGMENT DE LA</text:p>
          <text:p text:style-name="P3"><text:s/>SOCIABILITA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8.6cm" svg:height="0.963cm" svg:x="0.4cm" svg:y="6.2cm">
          <draw:text-box>
            <text:p text:style-name="P8"><text:span text:style-name="T5">seran</text:span></text:p>
          </draw:text-box>
        </draw:frame>
        <draw:custom-shape draw:style-name="gr36" draw:text-style-name="P3" xml:id="id37" draw:id="id37" draw:layer="layout" svg:width="17.2cm" svg:height="2.8cm" svg:x="9cm" svg:y="13.4cm">
          <text:p text:style-name="P3">L'AUGMENT DE LA</text:p>
          <text:p text:style-name="P3"><text:s/>CAPACITAT TÈCNIC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xml:id="id38" draw:id="id38" draw:layer="layout" svg:width="17.2cm" svg:height="2.8cm" svg:x="9cm" svg:y="16.8cm">
          <text:p text:style-name="P3">LA CAPACITAT</text:p>
          <text:p text:style-name="P3"><text:s/>SIMBÒLIC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4" draw:layer="layout" svg:x1="1cm" svg:y1="3.4cm" svg:x2="9cm" svg:y2="8.3cm" draw:start-shape="id34" draw:start-glue-point="3" draw:end-shape="id35" svg:d="m1000 3400h-550v4900h8550">
          <text:p/>
        </draw:connector>
        <draw:connector draw:style-name="gr38" draw:text-style-name="P4" draw:layer="layout" svg:x1="1cm" svg:y1="3.4cm" svg:x2="9cm" svg:y2="11.4cm" draw:start-shape="id34" draw:start-glue-point="3" draw:end-shape="id36" draw:end-glue-point="3" svg:d="m1000 3400h-550v8000h8550">
          <text:p/>
        </draw:connector>
        <draw:connector draw:style-name="gr38" draw:text-style-name="P4" draw:layer="layout" svg:x1="1cm" svg:y1="3.4cm" svg:x2="9cm" svg:y2="14.8cm" draw:start-shape="id34" draw:start-glue-point="3" draw:end-shape="id37" draw:end-glue-point="3" svg:d="m1000 3400h-550v11400h8550">
          <text:p/>
        </draw:connector>
        <draw:connector draw:style-name="gr38" draw:text-style-name="P4" draw:layer="layout" svg:x1="1cm" svg:y1="3.4cm" svg:x2="9cm" svg:y2="18.2cm" draw:start-shape="id34" draw:start-glue-point="3" draw:end-shape="id38" draw:end-glue-point="3" svg:d="m1000 3400h-550v14800h8550">
          <text:p/>
        </draw:connecto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1T0">
        <office:forms form:automatic-focus="false" form:apply-design-mode="false"/>
        <draw:custom-shape draw:style-name="gr39" draw:text-style-name="P3" xml:id="id39" draw:id="id39" draw:layer="layout" svg:width="17.2cm" svg:height="2.6cm" svg:x="5.4cm" svg:y="2.6cm">
          <text:p text:style-name="P3">L'AUGMENT DE</text:p>
          <text:p text:style-name="P3"><text:s/>LA INTEL·LIGÈNCI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" xml:id="id40" draw:id="id40" draw:layer="layout" svg:width="19.2cm" svg:height="4cm" svg:x="4.4cm" svg:y="8.2cm">
          <text:p text:style-name="P3">RESOLDRE MÉS</text:p>
          <text:p text:style-name="P3">EFICIENTMENT</text:p>
          <text:p text:style-name="P3">NOUS PROBLEME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6" draw:layer="layout" svg:width="3.4cm" svg:height="0.963cm" svg:x="14.4cm" svg:y="6.4cm">
          <draw:text-box>
            <text:p text:style-name="P8"><text:span text:style-name="T5">permetrà</text:span></text:p>
          </draw:text-box>
        </draw:frame>
        <draw:custom-shape draw:style-name="gr42" draw:text-style-name="P3" xml:id="id41" draw:id="id41" draw:layer="layout" svg:width="26cm" svg:height="2cm" svg:x="1cm" svg:y="16.2cm">
          <text:p text:style-name="P3">LA SUPERVIVÈNCIA DE L'ESPÈCI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4cm" svg:y1="5.2cm" svg:x2="14cm" svg:y2="8.2cm" draw:start-shape="id39" draw:start-glue-point="2" draw:end-shape="id40" svg:d="m14000 5200v3000">
          <text:p/>
        </draw:connector>
        <draw:connector draw:style-name="gr4" draw:text-style-name="P4" draw:layer="layout" draw:type="line" svg:x1="14cm" svg:y1="12.2cm" svg:x2="14cm" svg:y2="16.2cm" draw:start-shape="id40" draw:start-glue-point="2" draw:end-shape="id41" svg:d="m14000 12200v4000">
          <text:p/>
        </draw:connector>
        <draw:frame draw:style-name="gr41" draw:text-style-name="P6" draw:layer="layout" svg:width="7.2cm" svg:height="0.963cm" svg:x="14.4cm" svg:y="13.637cm">
          <draw:text-box>
            <text:p text:style-name="P8"><text:span text:style-name="T5">la qual cosa afavorirà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1T0">
        <office:forms form:automatic-focus="false" form:apply-design-mode="false"/>
        <draw:custom-shape draw:style-name="gr43" draw:text-style-name="P3" xml:id="id42" draw:id="id42" draw:layer="layout" svg:width="17.2cm" svg:height="2.6cm" svg:x="5.8cm" svg:y="2.2cm">
          <text:p text:style-name="P3">L'AUGMENT DE</text:p>
          <text:p text:style-name="P3"><text:s/>LA SOCIABILIT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xml:id="id43" draw:id="id43" draw:layer="layout" svg:width="20.8cm" svg:height="4cm" svg:x="4cm" svg:y="8.4cm">
          <text:p text:style-name="P3">LA FORMACIÓ DE FAMÍLIES</text:p>
          <text:p text:style-name="P3"><text:s/>I LA COL·LABORACIÓ</text:p>
          <text:p text:style-name="P3"><text:s/>DINS DEL GRU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6" draw:layer="layout" svg:width="3.4cm" svg:height="0.963cm" svg:x="14.8cm" svg:y="6.2cm">
          <draw:text-box>
            <text:p text:style-name="P8"><text:span text:style-name="T5">permetrà</text:span></text:p>
          </draw:text-box>
        </draw:frame>
        <draw:custom-shape draw:style-name="gr45" draw:text-style-name="P3" xml:id="id44" draw:id="id44" draw:layer="layout" svg:width="25.6cm" svg:height="2cm" svg:x="1.6cm" svg:y="16.2cm">
          <text:p text:style-name="P3">LA SUPERVIVÈNCIA DE L'ESPÈCI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4.4cm" svg:y1="4.8cm" svg:x2="14.4cm" svg:y2="8.4cm" draw:start-shape="id42" draw:start-glue-point="2" draw:end-shape="id43" svg:d="m14400 4800v3600">
          <text:p/>
        </draw:connector>
        <draw:connector draw:style-name="gr4" draw:text-style-name="P4" draw:layer="layout" draw:type="line" svg:x1="14.4cm" svg:y1="12.4cm" svg:x2="14.4cm" svg:y2="16.2cm" draw:start-shape="id43" draw:start-glue-point="2" draw:end-shape="id44" svg:d="m14400 12400v3800">
          <text:p/>
        </draw:connector>
        <draw:frame draw:style-name="gr46" draw:text-style-name="P6" draw:layer="layout" svg:width="8cm" svg:height="1.163cm" svg:x="14.4cm" svg:y="13.837cm">
          <draw:text-box>
            <text:p text:style-name="P8"><text:span text:style-name="T5">la qual cosa afavorirà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1T0">
        <office:forms form:automatic-focus="false" form:apply-design-mode="false"/>
        <draw:custom-shape draw:style-name="gr47" draw:text-style-name="P3" xml:id="id45" draw:id="id45" draw:layer="layout" svg:width="19.6cm" svg:height="2.6cm" svg:x="4cm" svg:y="2.6cm">
          <text:p text:style-name="P3">L'AUGMENT DE</text:p>
          <text:p text:style-name="P3"><text:s/>LA CAPACITAT TÈCNIC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" xml:id="id46" draw:id="id46" draw:layer="layout" svg:width="20.8cm" svg:height="2.8cm" svg:x="3.4cm" svg:y="9.2cm">
          <text:p text:style-name="P3">LA FABRICACIÓ D'EINE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6" draw:layer="layout" svg:width="3.4cm" svg:height="0.963cm" svg:x="14.2cm" svg:y="6.637cm">
          <draw:text-box>
            <text:p text:style-name="P8"><text:span text:style-name="T5">permetrà</text:span></text:p>
          </draw:text-box>
        </draw:frame>
        <draw:custom-shape draw:style-name="gr49" draw:text-style-name="P3" xml:id="id47" draw:id="id47" draw:layer="layout" svg:width="25.2cm" svg:height="2cm" svg:x="1.2cm" svg:y="16.6cm">
          <text:p text:style-name="P3">LA SUPERVIVÈNCIA DE L'ESPÈCI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3.8cm" svg:y1="5.2cm" svg:x2="13.8cm" svg:y2="9.2cm" draw:start-shape="id45" draw:start-glue-point="2" draw:end-shape="id46" svg:d="m13800 5200v4000">
          <text:p/>
        </draw:connector>
        <draw:connector draw:style-name="gr4" draw:text-style-name="P4" draw:layer="layout" draw:type="line" svg:x1="13.8cm" svg:y1="12cm" svg:x2="13.8cm" svg:y2="16.6cm" draw:start-shape="id46" draw:start-glue-point="2" draw:end-shape="id47" svg:d="m13800 12000v4600">
          <text:p/>
        </draw:connector>
        <draw:frame draw:style-name="gr41" draw:text-style-name="P6" draw:layer="layout" svg:width="8.2cm" svg:height="0.963cm" svg:x="14cm" svg:y="13.837cm">
          <draw:text-box>
            <text:p text:style-name="P8"><text:span text:style-name="T5">la qual cosa afavorirà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1T0">
        <office:forms form:automatic-focus="false" form:apply-design-mode="false"/>
        <draw:custom-shape draw:style-name="gr50" draw:text-style-name="P3" xml:id="id48" draw:id="id48" draw:layer="layout" svg:width="20.8cm" svg:height="2.6cm" svg:x="3.6cm" svg:y="2.6cm">
          <text:p text:style-name="P3"><text:s/>LA CAPACITAT SIMBÒLIC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" xml:id="id49" draw:id="id49" draw:layer="layout" svg:width="20.8cm" svg:height="2.8cm" svg:x="3.6cm" svg:y="9.2cm">
          <text:p text:style-name="P3">L'ÚS DEL LLENGUATG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6" draw:layer="layout" svg:width="3.4cm" svg:height="0.963cm" svg:x="14.2cm" svg:y="6.637cm">
          <draw:text-box>
            <text:p text:style-name="P8"><text:span text:style-name="T5">permetrà</text:span></text:p>
          </draw:text-box>
        </draw:frame>
        <draw:custom-shape draw:style-name="gr52" draw:text-style-name="P3" xml:id="id50" draw:id="id50" draw:layer="layout" svg:width="25.2cm" svg:height="2cm" svg:x="1.4cm" svg:y="16.6cm">
          <text:p text:style-name="P3">LA SUPERVIVÈNCIA DE L'ESPÈCI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4cm" svg:y1="5.2cm" svg:x2="14cm" svg:y2="9.2cm" draw:start-shape="id48" draw:start-glue-point="2" draw:end-shape="id49" svg:d="m14000 5200v4000">
          <text:p/>
        </draw:connector>
        <draw:connector draw:style-name="gr4" draw:text-style-name="P4" draw:layer="layout" draw:type="line" svg:x1="14cm" svg:y1="12cm" svg:x2="14cm" svg:y2="16.6cm" draw:start-shape="id49" draw:start-glue-point="2" draw:end-shape="id50" svg:d="m14000 12000v4600">
          <text:p/>
        </draw:connector>
        <draw:frame draw:style-name="gr41" draw:text-style-name="P6" draw:layer="layout" svg:width="8.2cm" svg:height="0.963cm" svg:x="14cm" svg:y="13.837cm">
          <draw:text-box>
            <text:p text:style-name="P8"><text:span text:style-name="T5">la qual cosa afavorirà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1T0">
        <office:forms form:automatic-focus="false" form:apply-design-mode="false"/>
        <draw:custom-shape draw:style-name="gr53" draw:text-style-name="P3" xml:id="id51" draw:id="id51" draw:layer="layout" svg:width="20.8cm" svg:height="1.8cm" svg:x="3.6cm" svg:y="1cm">
          <text:p text:style-name="P3"><text:s/>EL LLENGUAT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" xml:id="id52" draw:id="id52" draw:layer="layout" svg:width="20.8cm" svg:height="1.8cm" svg:x="3.6cm" svg:y="4.2cm">
          <text:p text:style-name="P3">LA TRANSMISSIÓ DE MEM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6" draw:layer="layout" svg:width="11.2cm" svg:height="0.963cm" svg:x="14.4cm" svg:y="3cm">
          <draw:text-box>
            <text:p text:style-name="P8"><text:span text:style-name="T5">augmentarà exponencialment</text:span></text:p>
          </draw:text-box>
        </draw:frame>
        <draw:custom-shape draw:style-name="gr56" draw:text-style-name="P3" xml:id="id53" draw:id="id53" draw:layer="layout" svg:width="19.6cm" svg:height="2cm" svg:x="4.2cm" svg:y="7.6cm">
          <text:p text:style-name="P3">APRENENTATGE SOCI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4cm" svg:y1="2.8cm" svg:x2="14cm" svg:y2="4.2cm" draw:start-shape="id51" draw:start-glue-point="2" draw:end-shape="id52" svg:d="m14000 2800v1400">
          <text:p/>
        </draw:connector>
        <draw:connector draw:style-name="gr4" draw:text-style-name="P4" draw:layer="layout" draw:type="line" svg:x1="14cm" svg:y1="6cm" svg:x2="14cm" svg:y2="7.6cm" draw:start-shape="id52" draw:start-glue-point="2" draw:end-shape="id53" svg:d="m14000 6000v1600">
          <text:p/>
        </draw:connector>
        <draw:frame draw:style-name="gr41" draw:text-style-name="P6" draw:layer="layout" svg:width="8.2cm" svg:height="0.963cm" svg:x="14.2cm" svg:y="6.4cm">
          <draw:text-box>
            <text:p text:style-name="P8"><text:span text:style-name="T5">per</text:span></text:p>
          </draw:text-box>
        </draw:frame>
        <draw:custom-shape draw:style-name="gr57" draw:text-style-name="P3" xml:id="id54" draw:id="id54" draw:layer="layout" svg:width="26.4cm" svg:height="3.8cm" svg:x="0.8cm" svg:y="11.4cm">
          <text:p text:style-name="P3">L'APATACIÓ DEL MEDI NATURAL </text:p>
          <text:p text:style-name="P3">A LES NECESSITATS BIOLÒGIQUES</text:p>
          <text:p text:style-name="P3">HUMAN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xml:id="id55" draw:id="id55" draw:layer="layout" svg:width="25.6cm" svg:height="2.8cm" svg:x="1.2cm" svg:y="17cm">
          <text:p text:style-name="P3">L'ATURADA DE LA SELECCIÓ</text:p>
          <text:p text:style-name="P3">NATURAL A LA NOSTRA ESPÈCI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4cm" svg:y1="15.2cm" svg:x2="14cm" svg:y2="17cm" draw:start-shape="id54" draw:start-glue-point="2" draw:end-shape="id55" draw:end-glue-point="0" svg:d="m14000 15200v1800">
          <text:p/>
        </draw:connector>
        <draw:connector draw:style-name="gr4" draw:text-style-name="P4" draw:layer="layout" draw:type="line" svg:x1="14cm" svg:y1="9.6cm" svg:x2="14cm" svg:y2="11.4cm" draw:start-shape="id53" draw:start-glue-point="2" draw:end-shape="id54" draw:end-glue-point="0" svg:d="m14000 9600v1800">
          <text:p/>
        </draw:connector>
        <draw:frame draw:style-name="gr41" draw:text-style-name="P6" draw:layer="layout" svg:width="8.2cm" svg:height="0.963cm" svg:x="14.2cm" svg:y="10.037cm">
          <draw:text-box>
            <text:p text:style-name="P8"><text:span text:style-name="T5">cosa que permetrà</text:span></text:p>
          </draw:text-box>
        </draw:frame>
        <draw:frame draw:style-name="gr41" draw:text-style-name="P6" draw:layer="layout" svg:width="8.2cm" svg:height="0.963cm" svg:x="14.4cm" svg:y="15.437cm">
          <draw:text-box>
            <text:p text:style-name="P8"><text:span text:style-name="T5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2510000012CCCD5951B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Óscar </meta:initial-creator>
    <meta:creation-date>2012-10-21T17:20:55</meta:creation-date>
    <dc:date>2012-10-21T20:23:10</dc:date>
    <dc:creator>Óscar </dc:creator>
    <meta:editing-duration>PT2H47M5S</meta:editing-duration>
    <meta:editing-cycles>48</meta:editing-cycles>
    <meta:generator>LibreOffice/3.5$Linux_X86_64 LibreOffice_project/350m1$Build-2</meta:generator>
    <meta:document-statistic meta:object-count="183"/>
  </office:meta>
</office:document-meta>
</file>